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a131a" draw:textarea-vertical-align="middle" draw:auto-grow-height="false" fo:min-height="2.461cm" fo:min-width="2.666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ba131a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cm" svg:y="2.997cm" presentation:class="title" presentation:user-transformed="true">
          <draw:text-box>
            <text:p>Logging Hardware</text:p>
          </draw:text-box>
        </draw:frame>
        <draw:frame draw:style-name="gr1" draw:text-style-name="P1" draw:layer="layout" svg:width="17.78cm" svg:height="1.445cm" svg:x="3.048cm" svg:y="8.128cm">
          <draw:text-box>
            <text:p>Connect to Device and test for Hardware and Software Usag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Understan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matting structure for Logging Programs</text:p>
              </text:list-item>
              <text:list-item>
                <text:p>Connect to Computer from other Computer</text:p>
              </text:list-item>
              <text:list-item>
                <text:p>3 Compute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Goals</text:p>
          </draw:text-box>
        </draw:frame>
        <draw:frame presentation:style-name="pr7" draw:layer="layout" svg:width="12.297cm" svg:height="9.134cm" svg:x="1.419cm" svg:y="3.048cm" presentation:class="outline" presentation:user-transformed="true">
          <draw:text-box>
            <text:list text:style-name="L2">
              <text:list-item>
                <text:p>Connect to Computer from different network</text:p>
              </text:list-item>
              <text:list-item>
                <text:p>Obtain full log to optimize hardware</text:p>
              </text:list-item>
            </text:list>
          </draw:text-box>
        </draw:frame>
        <draw:custom-shape draw:style-name="gr3" draw:text-style-name="P3" draw:layer="layout" svg:width="8.382cm" svg:height="8.128cm" svg:x="17.018cm" svg:y="4.0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23:48:28.168124197</meta:creation-date>
    <meta:editing-duration>PT6M6S</meta:editing-duration>
    <meta:editing-cycles>3</meta:editing-cycles>
    <meta:generator>LibreOffice/6.0.3.2$Linux_X86_64 LibreOffice_project/00m0$Build-2</meta:generator>
    <dc:title>Portfolio</dc:title>
    <dc:date>2018-08-24T09:06:14.924355120</dc:date>
    <meta:document-statistic meta:object-count="54"/>
  </office:meta>
</office:document-meta>
</file>